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5cm"/>
    </style:style>
    <style:style style:name="gr7" style:family="graphic" style:parent-style-name="standard">
      <style:graphic-properties svg:stroke-width="0.03cm" draw:marker-start-width="0.35cm" draw:marker-end="Arrow" draw:marker-end-width="0.2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3pt" style:font-size-asian="13pt" style:font-size-complex="13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5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4.5cm" svg:x2="7.5cm" svg:y2="4.5cm">
          <text:p/>
        </draw:line>
        <draw:line draw:style-name="gr2" draw:text-style-name="P1" draw:layer="layout" svg:x1="4.762cm" svg:y1="2cm" svg:x2="4.762cm" svg:y2="4.5cm">
          <text:p/>
        </draw:line>
        <draw:frame draw:style-name="gr3" draw:text-style-name="P2" draw:layer="layout" svg:width="2.509cm" svg:height="1.209cm" svg:x="2.314cm" svg:y="2.631cm">
          <draw:text-box>
            <text:p text:style-name="P1"><text:span text:style-name="T1">B</text:span><text:span text:style-name="T1"><text:line-break/></text:span><text:span text:style-name="T1">(0,o), (50,50)</text:span></text:p>
          </draw:text-box>
        </draw:frame>
        <draw:frame draw:style-name="gr4" draw:text-style-name="P2" draw:id="id2" draw:layer="layout" svg:width="1.171cm" svg:height="0.81cm" svg:x="1cm" svg:y="6.7cm">
          <draw:text-box>
            <text:p><text:span text:style-name="T2">100</text:span></text:p>
          </draw:text-box>
        </draw:frame>
        <draw:frame draw:style-name="gr5" draw:text-style-name="P2" draw:id="id3" draw:layer="layout" svg:width="1.171cm" svg:height="0.81cm" svg:x="7cm" svg:y="1.19cm">
          <draw:text-box>
            <text:p><text:span text:style-name="T2">100</text:span></text:p>
          </draw:text-box>
        </draw:frame>
        <draw:frame draw:style-name="gr6" draw:text-style-name="P2" draw:id="id1" draw:layer="layout" svg:width="0.671cm" svg:height="0.81cm" svg:x="1.25cm" svg:y="1.19cm">
          <draw:text-box>
            <text:p><text:span text:style-name="T2">0</text:span></text:p>
          </draw:text-box>
        </draw:frame>
        <draw:connector draw:style-name="gr7" draw:text-style-name="P1" draw:layer="layout" draw:type="line" svg:x1="1.585cm" svg:y1="2cm" svg:x2="1.585cm" svg:y2="6.7cm" draw:start-shape="id1" draw:start-glue-point="2" draw:end-shape="id2" svg:d="m1585 2000v4700">
          <text:p/>
        </draw:connector>
        <draw:connector draw:style-name="gr7" draw:text-style-name="P1" draw:layer="layout" draw:type="line" svg:x1="1.921cm" svg:y1="1.595cm" svg:x2="7cm" svg:y2="1.595cm" draw:start-shape="id1" draw:start-glue-point="1" draw:end-shape="id3" draw:end-glue-point="3" svg:d="m1921 1595h5079">
          <text:p/>
        </draw:connector>
        <draw:frame draw:style-name="gr3" draw:text-style-name="P2" draw:layer="layout" svg:width="2.881cm" svg:height="1.209cm" svg:x="4.752cm" svg:y="2.631cm">
          <draw:text-box>
            <text:p text:style-name="P1"><text:span text:style-name="T1">C</text:span><text:span text:style-name="T1"><text:line-break/></text:span><text:span text:style-name="T1">(50,0), (100,50)</text:span></text:p>
          </draw:text-box>
        </draw:frame>
        <draw:frame draw:style-name="gr3" draw:text-style-name="P2" draw:layer="layout" svg:width="3.076cm" svg:height="1.209cm" svg:x="3.224cm" svg:y="5.291cm">
          <draw:text-box>
            <text:p text:style-name="P1"><text:span text:style-name="T1">A</text:span><text:span text:style-name="T1"><text:line-break/></text:span><text:span text:style-name="T1">(0,50), (100,100)</text:span></text:p>
          </draw:text-box>
        </draw:frame>
        <draw:custom-shape draw:style-name="gr8" draw:text-style-name="P1" draw:layer="layout" svg:width="0.111cm" svg:height="0.107cm" svg:x="3cm" svg:y="2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111cm" svg:height="0.107cm" svg:x="4cm" svg:y="2.8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111cm" svg:height="0.107cm" svg:x="5.389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111cm" svg:height="0.107cm" svg:x="3.889cm" svg:y="4.8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111cm" svg:height="0.107cm" svg:x="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3:16:11</meta:creation-date>
    <meta:generator>OpenOffice.org/3.2$Unix OpenOffice.org_project/320m12$Build-9483</meta:generator>
    <dc:date>2010-04-14T13:40:20</dc:date>
    <dc:creator>Johannes Held</dc:creator>
    <meta:editing-duration>PT00H24M10S</meta:editing-duration>
    <meta:editing-cycles>5</meta:editing-cycles>
    <meta:document-statistic meta:object-count="16"/>
  </office:meta>
</office:document-meta>
</file>